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28pt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0" style:family="paragraph" style:parent-style-name="Standard">
      <style:text-properties fo:font-size="26pt" style:font-size-asian="26pt" style:font-size-complex="2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-content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5.5cm" svg:width="7.5cm" draw:z-index="0">
        <draw:text-box fo:min-height="3.5cm">
          <text:p text:style-name="Frame_20_contents"><text:database-display text:table-name="Hoja1" text:table-type="table" text:column-name="Nom" text:database-name="Exel_llista1">&lt;Nom&gt;</text:database-display></text:p>
        </draw:text-box>
      </draw:frame>
      <text:p text:style-name="P5"/>
      <text:p text:style-name="P7">CV Es Castell</text:p>
      <text:p text:style-name="P8">DIPLOMA</text:p>
      <text:p text:style-name="P9">por el mejor jugador del año a:</text:p>
      <text:p text:style-name="P7">Sergi Pons Lagan</text:p>
      <text:p text:style-name="P10">Galardonado el 10 de noviembre, 2022</text:p>
      <text:p text:style-name="P10"><text:hidden-paragraph text:condition="ooow:[Exel_llista1.Hoja1.Sexo] != &quot; &quot; OR NOT [Exel_llista1.Hoja1.Nom]"/><text:database-display text:table-name="Hoja1" text:table-type="table" text:column-name="Nom" text:database-name="Exel_llista1">&lt;Nom&gt;</text:database-display></text:p>
      <text:p text:style-name="P10"><text:hidden-paragraph text:condition="ooow:[Exel_llista1.Hoja1.Sexo] == &quot; &quot; OR NOT [Exel_llista1.Hoja1.Nom]"/><text:database-display text:table-name="Hoja1" text:table-type="table" text:column-name="Nom" text:database-name="Exel_llista1">&lt;Nom&gt;</text:database-display></text:p>
      <text:p text:style-name="P10"><text:hidden-paragraph text:condition="ooow:[Exel_llista1.Hoja1.Nom]"/></text:p>
      <text:p text:style-name="P10"/>
      <text:p text:style-name="P6"><text:span text:style-name="T2"><text:s text:c="6"/>CV Es Castell<text:tab/></text:span><text:tab/><text:tab/><text:tab/><text:tab/><text:tab/><text:tab/><text:tab/><text:tab/><text:tab/><text:tab/><text:tab/></text:p>
      <text:p text:style-name="P6"><text:s text:c="5"/>Nombre del cl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41:34.074681745</meta:creation-date>
    <dc:date>2022-11-25T09:46:23.279093423</dc:date>
    <meta:editing-duration>PT2M14S</meta:editing-duration>
    <meta:editing-cycles>1</meta:editing-cycles>
    <meta:document-statistic meta:table-count="0" meta:image-count="0" meta:object-count="0" meta:page-count="1" meta:paragraph-count="11" meta:word-count="29" meta:character-count="169" meta:non-whitespace-character-count="127"/>
    <meta:generator>LibreOffice/7.3.7.2$Linux_X86_64 LibreOffice_project/30$Build-2</meta:generator>
  </office:meta>
</office:document-meta>
</file>